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635ec" officeooo:paragraph-rsid="001635ec" style:font-size-asian="9.60000038146973pt" style:font-size-complex="11pt"/>
    </style:style>
    <style:style style:name="P2" style:family="paragraph" style:parent-style-name="Standard">
      <style:text-properties fo:font-size="11pt" officeooo:rsid="001635ec" officeooo:paragraph-rsid="001edbf9" style:font-size-asian="9.60000038146973pt" style:font-size-complex="11pt"/>
    </style:style>
    <style:style style:name="P3" style:family="paragraph" style:parent-style-name="Standard">
      <style:text-properties fo:font-size="11pt" officeooo:rsid="001635ec" officeooo:paragraph-rsid="0027fcc4" style:font-size-asian="9.60000038146973pt" style:font-size-complex="11pt"/>
    </style:style>
    <style:style style:name="P4" style:family="paragraph" style:parent-style-name="Standard">
      <style:text-properties fo:font-size="11pt" officeooo:rsid="001825ce" officeooo:paragraph-rsid="001825ce" style:font-size-asian="9.60000038146973pt" style:font-size-complex="11pt"/>
    </style:style>
    <style:style style:name="P5" style:family="paragraph" style:parent-style-name="Standard">
      <style:text-properties fo:font-size="11pt" officeooo:rsid="001825ce" officeooo:paragraph-rsid="002860b9" style:font-size-asian="9.60000038146973pt" style:font-size-complex="11pt"/>
    </style:style>
    <style:style style:name="P6" style:family="paragraph" style:parent-style-name="Standard">
      <style:text-properties fo:font-size="11pt" officeooo:rsid="001825ce" officeooo:paragraph-rsid="00287055" style:font-size-asian="9.60000038146973pt" style:font-size-complex="11pt"/>
    </style:style>
    <style:style style:name="P7" style:family="paragraph" style:parent-style-name="Standard">
      <style:text-properties fo:font-size="11pt" officeooo:rsid="001825ce" officeooo:paragraph-rsid="0030addd" style:font-size-asian="9.60000038146973pt" style:font-size-complex="11pt"/>
    </style:style>
    <style:style style:name="P8" style:family="paragraph" style:parent-style-name="Standard">
      <style:text-properties fo:font-size="11pt" officeooo:rsid="00197373" officeooo:paragraph-rsid="00197373" style:font-size-asian="9.60000038146973pt" style:font-size-complex="11pt"/>
    </style:style>
    <style:style style:name="P9" style:family="paragraph" style:parent-style-name="Standard">
      <style:text-properties fo:font-size="11pt" officeooo:rsid="0020a785" officeooo:paragraph-rsid="0020a785" style:font-size-asian="9.60000038146973pt" style:font-size-complex="11pt"/>
    </style:style>
    <style:style style:name="P10" style:family="paragraph" style:parent-style-name="Standard">
      <style:text-properties fo:font-size="11pt" officeooo:rsid="00219832" officeooo:paragraph-rsid="00219832" style:font-size-asian="9.60000038146973pt" style:font-size-complex="11pt"/>
    </style:style>
    <style:style style:name="P11" style:family="paragraph" style:parent-style-name="Standard">
      <style:text-properties fo:font-size="11pt" officeooo:rsid="00250643" officeooo:paragraph-rsid="00250643" style:font-size-asian="9.60000038146973pt" style:font-size-complex="11pt"/>
    </style:style>
    <style:style style:name="P12" style:family="paragraph" style:parent-style-name="Standard">
      <style:text-properties fo:font-size="11pt" officeooo:rsid="002860b9" officeooo:paragraph-rsid="002860b9" style:font-size-asian="9.60000038146973pt" style:font-size-complex="11pt"/>
    </style:style>
    <style:style style:name="P13" style:family="paragraph" style:parent-style-name="Standard">
      <style:text-properties fo:font-size="11pt" officeooo:rsid="002b2916" officeooo:paragraph-rsid="002b2916" style:font-size-asian="9.60000038146973pt" style:font-size-complex="11pt"/>
    </style:style>
    <style:style style:name="P14" style:family="paragraph" style:parent-style-name="Standard">
      <style:text-properties fo:font-size="11pt" officeooo:rsid="002c5059" officeooo:paragraph-rsid="002c5059" style:font-size-asian="9.60000038146973pt" style:font-size-complex="11pt"/>
    </style:style>
    <style:style style:name="P15" style:family="paragraph" style:parent-style-name="Standard">
      <style:text-properties fo:font-size="11pt" officeooo:rsid="002d38ad" officeooo:paragraph-rsid="002d38ad" style:font-size-asian="9.60000038146973pt" style:font-size-complex="11pt"/>
    </style:style>
    <style:style style:name="P16" style:family="paragraph" style:parent-style-name="Standard">
      <style:text-properties fo:font-size="11pt" officeooo:rsid="002d5a7d" officeooo:paragraph-rsid="002d5a7d" style:font-size-asian="9.60000038146973pt" style:font-size-complex="11pt"/>
    </style:style>
    <style:style style:name="P17" style:family="paragraph" style:parent-style-name="Standard">
      <style:text-properties fo:font-size="11pt" officeooo:rsid="002eb59c" officeooo:paragraph-rsid="002eb59c" style:font-size-asian="9.60000038146973pt" style:font-size-complex="11pt"/>
    </style:style>
    <style:style style:name="P18" style:family="paragraph" style:parent-style-name="Standard">
      <style:text-properties fo:font-size="11pt" officeooo:rsid="0030addd" officeooo:paragraph-rsid="0030addd" style:font-size-asian="9.60000038146973pt" style:font-size-complex="11pt"/>
    </style:style>
    <style:style style:name="P19" style:family="paragraph" style:parent-style-name="Standard">
      <style:text-properties fo:font-size="11pt" officeooo:rsid="00328727" officeooo:paragraph-rsid="00328727" style:font-size-asian="9.60000038146973pt" style:font-size-complex="11pt"/>
    </style:style>
    <style:style style:name="P20" style:family="paragraph" style:parent-style-name="Standard">
      <style:text-properties fo:font-size="11pt" officeooo:rsid="00342563" officeooo:paragraph-rsid="00342563" style:font-size-asian="9.60000038146973pt" style:font-size-complex="11pt"/>
    </style:style>
    <style:style style:name="T1" style:family="text">
      <style:text-properties officeooo:rsid="001a2a41"/>
    </style:style>
    <style:style style:name="T2" style:family="text">
      <style:text-properties officeooo:rsid="001c54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a785"/>
    </style:style>
    <style:style style:name="T5" style:family="text">
      <style:text-properties officeooo:rsid="00219832"/>
    </style:style>
    <style:style style:name="T6" style:family="text">
      <style:text-properties officeooo:rsid="00231393"/>
    </style:style>
    <style:style style:name="T7" style:family="text">
      <style:text-properties officeooo:rsid="00250643"/>
    </style:style>
    <style:style style:name="T8" style:family="text">
      <style:text-properties officeooo:rsid="0026dd14"/>
    </style:style>
    <style:style style:name="T9" style:family="text">
      <style:text-properties officeooo:rsid="002860b9"/>
    </style:style>
    <style:style style:name="T10" style:family="text">
      <style:text-properties officeooo:rsid="0030addd"/>
    </style:style>
    <style:style style:name="T11" style:family="text">
      <style:text-properties officeooo:rsid="00355e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uk Willemsen:</text:p>
      <text:p text:style-name="P2"><text:span text:style-name="T3">Clases:</text:span> </text:p>
      <text:p text:style-name="P2">TaskMan: <text:span text:style-name="T4">Estructura de la clase, edit_clock(), query_tasks(), build_menu(), filter_menu(), is_valid_target(), can_edit(), add_interval_to_menu(), run(), debug()</text:span></text:p>
      <text:p text:style-name="P9">Filter: <text:s/><text:span text:style-name="T5">Diseño de la clase, read_tag(), andskip(), eval(), eval_quick(),</text:span></text:p>
      <text:p text:style-name="P9">Task: <text:span text:style-name="T8">add_tag(), delete_tag(), contains(), clear_tags()</text:span></text:p>
      <text:p text:style-name="P11">Clock: operator&lt;(), operator==(), operator&lt;=(), to_bot(), to_eot()</text:p>
      <text:p text:style-name="P4"/>
      <text:p text:style-name="P5">Juegos de prueba:</text:p>
      <text:p text:style-name="P5"><text:span text:style-name="T3">edit</text:span>:</text:p>
      <text:p text:style-name="P5"><text:span text:style-name="T9">Prueba si al borrar del calendario tambien se borra del menu una tarea,</text:span></text:p>
      <text:p text:style-name="P12">Prueba modificar una tarea que estaba en el futuro cuando se creó el menú pero ahora está en el pasado</text:p>
      <text:p text:style-name="P12">Prueba mover una tarea al pasado</text:p>
      <text:p text:style-name="P12">Prueba mover una tarea a un tiempo donde ya hay otra</text:p>
      <text:p text:style-name="P5"/>
      <text:p text:style-name="P6"><text:span text:style-name="T3">filters</text:span>:</text:p>
      <text:p text:style-name="P13">Prueba las etiquetas para:</text:p>
      <text:p text:style-name="P13">Un filtro que se cumple en una tarea</text:p>
      <text:p text:style-name="P14">Un filtro que no se cumple en ninguna tarea</text:p>
      <text:p text:style-name="P15">Filtro AND con resultado</text:p>
      <text:p text:style-name="P15">Filtro AND sin resultado</text:p>
      <text:p text:style-name="P16">Filtro OR con resultado</text:p>
      <text:p text:style-name="P16">Filtro OR sin resultado</text:p>
      <text:p text:style-name="P16">Orskip (terminacion tempranan con “true OR x”, no comprueba x)</text:p>
      <text:p text:style-name="P16">Andskip (Terminación temprana con “false AND x”, no comprueba x)</text:p>
      <text:p text:style-name="P17">OR y AND que coinciden con multiples tareas</text:p>
      <text:p text:style-name="P17"/>
      <text:p text:style-name="P18"><text:span text:style-name="T3">interval</text:span>:</text:p>
      <text:p text:style-name="P19">Prueba consultas por intervalos cuando las tareas están en los límites y en el pasado</text:p>
      <text:p text:style-name="P19"/>
      <text:p text:style-name="P7"><text:span text:style-name="T3">jp_luuk.willemsen</text:span>:</text:p>
      <text:p text:style-name="P20">Combinación de <text:span text:style-name="T11">algunas de </text:span>las anteriores</text:p>
      <text:p text:style-name="P1"/>
      <text:p text:style-name="P1"/>
      <text:p text:style-name="P1"/>
      <text:p text:style-name="P1">Arnau Badia Sampera:</text:p>
      <text:p text:style-name="P2"><text:span text:style-name="T3">Clases:</text:span></text:p>
      <text:p text:style-name="P2">Clock: <text:span text:style-name="T7">set_date(), set_time(), to_string(), time(), date()</text:span></text:p>
      <text:p text:style-name="P3">Task: <text:span text:style-name="T8">set_title(), get_title(), print_tags()</text:span></text:p>
      <text:p text:style-name="P2"><text:span text:style-name="T2">TaskMan: insert_task(), edit_task(), delete_task(), target_clock(), print_menu(), add_tags()</text:span></text:p>
      <text:p text:style-name="P10">Filter: orskip(), set_filter(), match(), <text:span text:style-name="T6">dbg_print_pos()</text:span></text:p>
      <text:p text:style-name="P8">Juegos de prueba: <text:span text:style-name="T1">jp_arnau.bad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inone </meta:initial-creator>
    <meta:creation-date>2015-05-21T11:18:05.858129234</meta:creation-date>
    <dc:date>2015-05-21T11:37:42.706343264</dc:date>
    <dc:creator>twinone </dc:creator>
    <meta:editing-duration>PT16M54S</meta:editing-duration>
    <meta:editing-cycles>30</meta:editing-cycles>
    <meta:generator>LibreOffice/4.2.8.2$Linux_X86_64 LibreOffice_project/420m0$Build-2</meta:generator>
    <meta:document-statistic meta:table-count="0" meta:image-count="0" meta:object-count="0" meta:page-count="1" meta:paragraph-count="34" meta:word-count="210" meta:character-count="1493" meta:non-whitespace-character-count="1315"/>
  </office:meta>
</office:document-meta>
</file>